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4586" draw:marker-start-width="0.268cm" draw:marker-end="Arrow" draw:marker-end-width="0.217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4586" draw:marker-start-width="0.276cm" draw:marker-end-width="0.276cm" draw:fill="solid" draw:fill-color="#cfe7f5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draw:stroke="dash" draw:stroke-dash="Fine_20_Dashed" svg:stroke-width="0.025cm" svg:stroke-color="#000000" draw:marker-start-width="0.237cm" draw:marker-end-width="0.237cm" draw:fill="none" draw:fill-color="#ffffff" draw:fill-hatch-solid="fals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solid" draw:stroke-dash="Fine_20_Dashed" svg:stroke-width="0.025cm" svg:stroke-color="#808080" draw:marker-start-width="0.237cm" draw:marker-end-width="0.237cm" draw:fill="none" draw:textarea-vertical-align="middle" draw:auto-grow-height="false" fo:min-height="0.749cm" fo:min-width="0.499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objectwithoutfill">
      <style:graphic-properties svg:stroke-width="0.051cm" svg:stroke-color="#004586" draw:marker-start="Arrow" draw:marker-start-width="0.229cm" draw:marker-end="" draw:marker-end-width="0.21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3333" draw:marker-start-width="0.276cm" draw:marker-end-width="0.276cm" draw:fill="solid" draw:fill-color="#ff3333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10" style:family="graphic" style:parent-style-name="objectwithoutfill">
      <style:graphic-properties svg:stroke-width="0.051cm" svg:stroke-color="#000000" draw:marker-start="Circle" draw:marker-start-width="0.102cm" draw:marker-end="Circle" draw:marker-end-width="0.102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width="0.035cm" draw:stroke-linejoin="miter" draw:fill="none" draw:fill-color="#ffffff"/>
    </style:style>
    <style:style style:name="gr14" style:family="graphic" style:parent-style-name="standard">
      <style:graphic-properties draw:stroke="none" svg:stroke-width="0.035cm" draw:stroke-linejoin="miter" draw:fill="none" draw:fill-color="#000000"/>
    </style:style>
    <style:style style:name="gr15" style:family="graphic" style:parent-style-name="standard">
      <style:graphic-properties draw:stroke="none" svg:stroke-color="#000000" draw:fill="none" draw:fill-color="#ffffff" fo:min-height="0.254cm"/>
    </style:style>
    <style:style style:name="gr16" style:family="graphic" style:parent-style-name="objectwithoutfill">
      <style:graphic-properties svg:stroke-width="0.076cm" svg:stroke-color="#990000" draw:marker-start-width="0.237cm" draw:marker-end="Arrow" draw:marker-end-width="0.152cm" draw:fill="none" draw:textarea-vertical-align="middle" fo:padding-top="0.162cm" fo:padding-bottom="0.162cm" fo:padding-left="0.287cm" fo:padding-right="0.287cm"/>
    </style:style>
    <style:style style:name="gr17" style:family="graphic" style:parent-style-name="objectwithoutfill">
      <style:graphic-properties draw:stroke="dash" draw:stroke-dash="_33__20_Dashes_20_3_20_Dots_20__28_var_29_" svg:stroke-width="0.051cm" svg:stroke-color="#990000" draw:marker-end="Arrow" draw:marker-end-width="0.153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Line_20_Style_20_9" svg:stroke-width="0.051cm" svg:stroke-color="#990000" draw:marker-end="Arrow" draw:marker-end-width="0.153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77cm" svg:y1="3.537cm" svg:x2="15.238cm" svg:y2="3.537cm">
          <text:p/>
        </draw:line>
        <draw:line draw:style-name="gr1" draw:text-style-name="P1" draw:layer="layout" svg:x1="7.989cm" svg:y1="3.537cm" svg:x2="11.55cm" svg:y2="3.537cm">
          <text:p/>
        </draw:line>
        <draw:custom-shape draw:style-name="gr2" draw:text-style-name="P1" draw:layer="layout" svg:width="5.885cm" svg:height="5.885cm" draw:transform="rotate (-1.5707963267949) translate (3.49cm 0.593cm)">
          <text:p/>
          <draw:enhanced-geometry draw:glue-point-type="segments" draw:type="mso-spt100" draw:modifiers="-89.8444110287115 -18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0.381cm" svg:height="0.381cm" svg:x="1.832cm" svg:y="2.05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" draw:text-style-name="P1" draw:layer="layout" svg:width="1.328cm" svg:height="1.328cm" svg:x="-0.091cm" svg:y="2.857cm" draw:kind="section" draw:start-angle="359.69" draw:end-angle="44.39">
          <text:p/>
        </draw:circle>
        <draw:custom-shape draw:style-name="gr5" draw:text-style-name="P1" draw:layer="layout" svg:width="0.127cm" svg:height="2.923cm" draw:transform="rotate (-1.5707963267949) translate (3.469cm 6.03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14§display§C§svg§600§FALSE</svg:desc>
          <draw:polygon draw:style-name="gr6" draw:layer="layout" svg:width="0.387cm" svg:height="0.337cm" svg:x="1.81cm" svg:y="6.243cm" svg:viewBox="0 0 388 338" draw:points="195,338 0,338 0,0 388,0 388,338">
            <text:p/>
          </draw:polygon>
          <draw:path draw:style-name="gr7" draw:layer="layout" svg:width="0.351cm" svg:height="0.359cm" svg:x="1.835cm" svg:y="6.232cm" svg:viewBox="0 0 352 360" svg:d="M352 6c0-3-2-6-6-6-1 0-3 0-8 6l-34 37c-6-7-28-43-83-43-110 0-221 109-221 224 0 81 59 136 134 136 42 0 80-21 107-43 46-41 55-86 55-87 0-4-6-4-7-4-3 0-5 0-6 4-4 14-15 49-50 78-34 28-65 37-92 37-43 0-96-27-96-104 0-28 11-108 60-165 29-35 77-61 121-61 50 0 79 38 79 96 0 19-1 21-1 25 0 5 6 5 7 5 7 0 7-1 8-9z">
            <text:p/>
          </draw:path>
        </draw:g>
        <draw:line draw:style-name="gr8" draw:text-style-name="P1" draw:layer="layout" svg:x1="0.546cm" svg:y1="0.02cm" svg:x2="0.546cm" svg:y2="3.54cm">
          <text:p/>
        </draw:line>
        <draw:line draw:style-name="gr1" draw:text-style-name="P1" draw:layer="layout" svg:x1="0.53cm" svg:y1="3.537cm" svg:x2="4.091cm" svg:y2="3.537cm">
          <text:p/>
        </draw:line>
        <draw:custom-shape draw:style-name="gr9" draw:text-style-name="P1" draw:layer="layout" svg:width="2.945cm" svg:height="2.963cm" svg:x="0.553cm" svg:y="0.575cm">
          <text:p text:style-name="P1"><text:s/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1" draw:layer="layout" svg:x1="0.537cm" svg:y1="3.575cm" svg:x2="2.648cm" svg:y2="1.42cm">
          <text:p/>
        </draw:line>
        <draw:custom-shape draw:style-name="gr11" draw:text-style-name="P1" draw:layer="layout" svg:width="0.101cm" svg:height="0.094cm" svg:x="1.982cm" svg:y="2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1§display§O§svg§600§FALSE</svg:desc>
          <draw:polygon draw:style-name="gr6" draw:layer="layout" svg:width="0.306cm" svg:height="0.264cm" svg:x="-0.864cm" svg:y="6.393cm" svg:viewBox="0 0 307 265" draw:points="153,265 0,265 0,0 307,0 307,265">
            <text:p/>
          </draw:polygon>
          <draw:path draw:style-name="gr7" draw:layer="layout" svg:width="0.267cm" svg:height="0.282cm" svg:x="-0.845cm" svg:y="6.384cm" svg:viewBox="0 0 268 283" svg:d="M268 105c0-63-41-105-99-105-83 0-169 88-169 178 0 65 44 105 99 105 83 0 169-86 169-178zM101 272c-37 0-65-31-65-83 0-16 6-73 36-119 26-40 64-60 95-60 32 0 66 22 66 79 0 29-10 89-48 137-19 24-51 46-84 46z">
            <text:p/>
          </draw:path>
        </draw:g>
        <draw:frame draw:style-name="gr12" draw:text-style-name="P2" draw:layer="layout" svg:width="4.445cm" svg:height="0.885cm" svg:x="1.541cm" svg:y="3.537cm">
          <draw:text-box>
            <text:p><text:span text:style-name="T1">Active Power</text:span></text:p>
          </draw:text-box>
        </draw:frame>
        <draw:frame draw:style-name="gr12" draw:text-style-name="P2" draw:layer="layout" svg:width="4.445cm" svg:height="0.885cm" draw:transform="rotate (1.5707963267949) translate (-0.194cm 3.002cm)">
          <draw:text-box>
            <text:p><text:span text:style-name="T1">Reactive Power</text:span></text:p>
          </draw:text-box>
        </draw:frame>
        <draw:custom-shape draw:style-name="gr2" draw:text-style-name="P1" draw:layer="layout" svg:width="5.885cm" svg:height="5.885cm" draw:transform="rotate (-1.5707963267949) translate (10.932cm 0.586cm)">
          <text:p/>
          <draw:enhanced-geometry draw:glue-point-type="segments" draw:type="mso-spt100" draw:modifiers="-89.8444110287115 -18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0.381cm" svg:height="0.381cm" svg:x="9.274cm" svg:y="2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7.988cm" svg:y1="0.021cm" svg:x2="7.988cm" svg:y2="3.541cm">
          <text:p/>
        </draw:line>
        <draw:custom-shape draw:style-name="gr9" draw:text-style-name="P1" draw:layer="layout" svg:width="2.945cm" svg:height="2.963cm" svg:x="7.993cm" svg:y="0.569cm">
          <text:p text:style-name="P1"><text:s/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1" draw:layer="layout" svg:x1="7.979cm" svg:y1="3.576cm" svg:x2="10.09cm" svg:y2="1.421cm">
          <text:p/>
        </draw:line>
        <draw:custom-shape draw:style-name="gr11" draw:text-style-name="P1" draw:layer="layout" svg:width="0.101cm" svg:height="0.094cm" svg:x="9.424cm" svg:y="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1§display§R§svg§600§FALSE</svg:desc>
          <draw:polygon draw:style-name="gr13" draw:layer="layout" svg:width="0.297cm" svg:height="0.264cm" svg:x="1.841cm" svg:y="1.618cm" svg:viewBox="0 0 298 265" draw:points="148,265 0,265 0,0 298,0 298,265">
            <text:p/>
          </draw:polygon>
          <draw:path draw:style-name="gr14" draw:layer="layout" svg:width="0.276cm" svg:height="0.273cm" svg:x="1.856cm" svg:y="1.618cm" svg:viewBox="0 0 277 274" svg:d="M130 26c2-8 3-13 11-14 3 0 15 0 23 0 27 0 70 0 70 39 0 13-5 39-21 55-10 10-30 22-66 22h-43zM186 133c38-9 85-35 85-75 0-33-35-58-86-58h-110c-8 0-11 0-11 8 0 4 3 4 10 4 1 0 8 0 15 1 7 0 10 1 10 6 0 2 0 3-1 7l-52 208c-4 16-5 19-35 19-8 0-11 0-11 8 0 4 4 4 5 4 11 0 39-1 49-1 11 0 38 1 49 1 4 0 8 0 8-8 0-4-3-4-11-4-14 0-25 0-25-7 0-2 1-4 2-6l25-104h46c36 0 42 22 42 36 0 6-3 18-5 27-2 11-6 25-6 33 0 42 46 42 52 42 33 0 46-40 46-45s-4-5-4-5c-4 0-5 3-6 6-10 29-26 35-35 35-13 0-15-9-15-24 0-11 2-31 3-44 1-6 2-12 2-18 0-29-26-41-36-46z">
            <text:p/>
          </draw:path>
        </draw:g>
        <draw:custom-shape draw:style-name="gr2" draw:text-style-name="P1" draw:layer="layout" svg:width="5.885cm" svg:height="5.885cm" draw:transform="rotate (-1.5707963267949) translate (14.631cm 0.587cm)">
          <text:p/>
          <draw:enhanced-geometry draw:glue-point-type="segments" draw:type="mso-spt100" draw:modifiers="-89.8444110287115 -18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0.381cm" svg:height="0.381cm" svg:x="12.973cm" svg:y="2.0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11.687cm" svg:y1="0.022cm" svg:x2="11.687cm" svg:y2="3.542cm">
          <text:p/>
        </draw:line>
        <draw:custom-shape draw:style-name="gr9" draw:text-style-name="P1" draw:layer="layout" svg:width="2.945cm" svg:height="2.963cm" svg:x="11.692cm" svg:y="0.57cm">
          <text:p text:style-name="P1"><text:s/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1" draw:layer="layout" svg:x1="11.678cm" svg:y1="3.577cm" svg:x2="13.789cm" svg:y2="1.422cm">
          <text:p/>
        </draw:line>
        <draw:custom-shape draw:style-name="gr11" draw:text-style-name="P1" draw:layer="layout" svg:width="0.101cm" svg:height="0.094cm" svg:x="13.123cm" svg:y="2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2.286cm" svg:height="0.729cm" svg:x="8.55cm" svg:y="3.81cm">
          <draw:text-box>
            <text:p><text:span text:style-name="T2">Case (2)</text:span></text:p>
          </draw:text-box>
        </draw:frame>
        <draw:frame draw:style-name="gr15" draw:text-style-name="P3" draw:layer="layout" svg:width="2.286cm" svg:height="0.729cm" svg:x="12.15cm" svg:y="3.811cm">
          <draw:text-box>
            <text:p><text:span text:style-name="T2">Case (3)</text:span></text:p>
          </draw:text-box>
        </draw:frame>
        <draw:line draw:style-name="gr16" draw:text-style-name="P1" draw:layer="layout" svg:x1="8.034cm" svg:y1="3.54cm" svg:x2="10.193cm" svg:y2="2.27cm">
          <text:p/>
        </draw:line>
        <draw:line draw:style-name="gr17" draw:text-style-name="P1" draw:layer="layout" svg:x1="10.201cm" svg:y1="2.286cm" svg:x2="10.411cm" svg:y2="1.905cm">
          <text:p/>
        </draw:line>
        <draw:line draw:style-name="gr16" draw:text-style-name="P1" draw:layer="layout" svg:x1="11.692cm" svg:y1="3.499cm" svg:x2="11.933cm" svg:y2="3.048cm">
          <text:p/>
        </draw:line>
        <draw:line draw:style-name="gr16" draw:text-style-name="P1" draw:layer="layout" svg:x1="11.933cm" svg:y1="3.048cm" svg:x2="12.187cm" svg:y2="2.794cm">
          <text:p/>
        </draw:line>
        <draw:line draw:style-name="gr16" draw:text-style-name="P1" draw:layer="layout" svg:x1="12.187cm" svg:y1="2.794cm" svg:x2="12.314cm" svg:y2="2.159cm">
          <text:p/>
        </draw:line>
        <draw:line draw:style-name="gr18" draw:text-style-name="P1" draw:layer="layout" svg:x1="12.316cm" svg:y1="2.159cm" svg:x2="13.332cm" svg:y2="1.27cm">
          <text:p/>
        </draw:line>
        <draw:line draw:style-name="gr1" draw:text-style-name="P1" draw:layer="layout" svg:x1="4.232cm" svg:y1="3.55cm" svg:x2="7.793cm" svg:y2="3.55cm">
          <text:p/>
        </draw:line>
        <draw:custom-shape draw:style-name="gr2" draw:text-style-name="P1" draw:layer="layout" svg:width="5.885cm" svg:height="5.885cm" draw:transform="rotate (-1.5707963267949) translate (7.175cm 0.599cm)">
          <text:p/>
          <draw:enhanced-geometry draw:glue-point-type="segments" draw:type="mso-spt100" draw:modifiers="-89.8444110287115 -18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1" draw:layer="layout" svg:width="0.381cm" svg:height="0.381cm" svg:x="5.517cm" svg:y="2.0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4.231cm" svg:y1="0.034cm" svg:x2="4.231cm" svg:y2="3.554cm">
          <text:p/>
        </draw:line>
        <draw:custom-shape draw:style-name="gr9" draw:text-style-name="P1" draw:layer="layout" svg:width="2.945cm" svg:height="2.963cm" svg:x="4.236cm" svg:y="0.582cm">
          <text:p text:style-name="P1"><text:s/></text:p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10" draw:text-style-name="P1" draw:layer="layout" svg:x1="4.222cm" svg:y1="3.589cm" svg:x2="6.333cm" svg:y2="1.434cm">
          <text:p/>
        </draw:line>
        <draw:custom-shape draw:style-name="gr11" draw:text-style-name="P1" draw:layer="layout" svg:width="0.101cm" svg:height="0.094cm" svg:x="5.667cm" svg:y="2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2.286cm" svg:height="0.729cm" svg:x="4.793cm" svg:y="3.823cm">
          <draw:text-box>
            <text:p><text:span text:style-name="T2">Case (1)</text:span></text:p>
          </draw:text-box>
        </draw:frame>
        <draw:line draw:style-name="gr16" draw:text-style-name="P1" draw:layer="layout" svg:x1="4.277cm" svg:y1="3.553cm" svg:x2="5.204cm" svg:y2="3.302cm">
          <text:p/>
        </draw:line>
        <draw:line draw:style-name="gr16" draw:text-style-name="P1" draw:layer="layout" svg:x1="5.204cm" svg:y1="3.302cm" svg:x2="5.712cm" svg:y2="2.921cm">
          <text:p/>
        </draw:line>
        <draw:line draw:style-name="gr16" draw:text-style-name="P1" draw:layer="layout" svg:x1="5.712cm" svg:y1="2.921cm" svg:x2="6.093cm" svg:y2="2.794cm">
          <text:p/>
        </draw:line>
        <draw:g>
          <svg:title>TexMaths</svg:title>
          <svg:desc>14§display§\cD_1§svg§600§FALSE</svg:desc>
          <draw:polygon draw:style-name="gr6" draw:layer="layout" svg:width="0.576cm" svg:height="0.411cm" svg:x="0.771cm" svg:y="1.926cm" svg:viewBox="0 0 577 412" draw:points="289,412 0,412 0,0 577,0 577,412">
            <text:p/>
          </draw:polygon>
          <draw:path draw:style-name="gr7" draw:layer="layout" svg:width="0.367cm" svg:height="0.337cm" svg:x="0.781cm" svg:y="1.926cm" svg:viewBox="0 0 368 338" svg:d="M91 338c115 0 277-89 277-223 0-45-21-72-44-87-44-28-89-28-136-28-42 0-72 0-112 18-66 30-76 70-76 74 0 3 1 3 6 3 7 0 18-5 22-8 11-7 13-10 15-20 7-19 21-36 83-40-8 103-34 199-67 284-18 7-31 18-31 24 0 3 0 3 11 3zM92 311c58-139 68-224 75-284 33 0 159 0 159 109 0 97-87 175-207 175z">
            <text:p/>
          </draw:path>
          <draw:path draw:style-name="gr7" draw:layer="layout" svg:width="0.126cm" svg:height="0.229cm" svg:x="1.188cm" svg:y="2.108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\cD_2§svg§600§FALSE</svg:desc>
          <draw:polygon draw:style-name="gr6" draw:layer="layout" svg:width="0.576cm" svg:height="0.411cm" svg:x="1.543cm" svg:y="1.074cm" svg:viewBox="0 0 577 412" draw:points="289,412 0,412 0,0 577,0 577,412">
            <text:p/>
          </draw:polygon>
          <draw:path draw:style-name="gr7" draw:layer="layout" svg:width="0.367cm" svg:height="0.337cm" svg:x="1.553cm" svg:y="1.074cm" svg:viewBox="0 0 368 338" svg:d="M91 338c115 0 277-89 277-223 0-45-21-72-44-87-44-28-89-28-136-28-42 0-72 0-112 18-66 30-76 70-76 74 0 3 1 3 6 3 7 0 18-5 22-8 11-7 13-10 15-20 7-19 21-36 83-40-8 103-34 199-67 284-18 7-31 18-31 24 0 3 0 3 11 3zM92 311c58-139 68-224 75-284 33 0 159 0 159 109 0 97-87 175-207 175z">
            <text:p/>
          </draw:path>
          <draw:path draw:style-name="gr7" draw:layer="layout" svg:width="0.153cm" svg:height="0.229cm" svg:x="1.945cm" svg:y="1.256cm" svg:viewBox="0 0 154 230" svg:d="M154 167h-13c0 8-4 28-8 32-3 1-29 1-35 1h-63c36-32 48-42 69-57 26-21 50-42 50-76 0-42-38-67-81-67-44 0-73 31-73 62 0 18 15 19 18 19 9 0 18-5 18-18 0-6-1-18-19-18 10-25 33-32 50-32 35 0 53 26 53 54 0 31-22 55-33 68l-84 82c-3 3-3 3-3 13h143z">
            <text:p/>
          </draw:path>
        </draw:g>
        <draw:g>
          <svg:title>TexMaths</svg:title>
          <svg:desc>11§display§\pi/4§svg§600§FALSE</svg:desc>
          <draw:polygon draw:style-name="gr6" draw:layer="layout" svg:width="0.621cm" svg:height="0.386cm" svg:x="1.406cm" svg:y="3.021cm" svg:viewBox="0 0 622 387" draw:points="312,387 0,387 0,0 622,0 622,387">
            <text:p/>
          </draw:polygon>
          <draw:path draw:style-name="gr7" draw:layer="layout" svg:width="0.209cm" svg:height="0.171cm" svg:x="1.416cm" svg:y="3.144cm" svg:viewBox="0 0 210 172" svg:d="M92 23h45c-14 57-17 74-17 100 0 6 0 17 3 30 5 16 8 19 15 19s15-7 15-15c0-2 0-3-2-9-11-27-11-52-11-63 0-21 2-42 6-62h44c6 0 20 0 20-14 0-9-9-9-15-9h-131c-8 0-23 0-40 19-14 14-24 33-24 34s0 4 4 4 5-1 7-4c19-30 42-30 50-30h22c-13 46-33 94-50 129-3 6-3 6-3 10 0 7 6 10 11 10 12 0 15-11 20-26 5-17 5-18 9-37z">
            <text:p/>
          </draw:path>
          <draw:path draw:style-name="gr7" draw:layer="layout" svg:width="0.151cm" svg:height="0.386cm" svg:x="1.661cm" svg:y="3.021cm" svg:viewBox="0 0 152 387" svg:d="M150 14c2-4 2-6 2-6 0-5-3-8-8-8-3 0-5 1-6 3l-136 370c-2 5-2 6-2 6 0 5 3 8 8 8s6-2 9-9z">
            <text:p/>
          </draw:path>
          <draw:path draw:style-name="gr7" draw:layer="layout" svg:width="0.172cm" svg:height="0.262cm" svg:x="1.845cm" svg:y="3.05cm" svg:viewBox="0 0 173 263" svg:d="M103 199v33c0 14-1 19-29 19h-8v12c15-1 36-1 53-1 15 0 36 0 53 1v-12h-9c-29 0-30-5-30-19v-33h40v-12h-40v-177c0-8 0-10-5-10s-6 0-8 4l-120 183v12zM106 187h-95l95-14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7T02:34:24</meta:creation-date>
    <dc:date>2014-10-29T16:12:55.988177454</dc:date>
    <meta:editing-duration>PT6H10M15S</meta:editing-duration>
    <meta:editing-cycles>86</meta:editing-cycles>
    <meta:generator>LibreOffice/4.2.6.3$Linux_X86_64 LibreOffice_project/420m0$Build-3</meta:generator>
    <meta:document-statistic meta:object-count="66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§\def\CC{\mathbb C}§\def\RR{\mathbb R}§\def\ZZ{\mathbb Z}§\def\EE{\mathbb E}§\def\II{\mathbb I}§\def\cA{\mathcal A}§\def\cB{\mathcal B}§\def\cC{\mathcal C}§\def\cD{\mathcal D}§\def\cF{\mathcal F}§\def\cG{\mathcal G}§\def\cI{\mathcal I}§\def\cH{\mathcal H}§\def\cJ{\mathcal J}§\def\cK{\mathcal K}§\def\cL{\mathcal L}§\def\cM{\mathcal M}§\def\cN{\mathcal N}§\def\cS{\mathcal S}§\def\cT{\mathcal T}§\def\cO{\mathcal O}§\def\cU{\mathcal U}§\def\cY{\mathcal Y}§\def\cW{\mathcal W}§\def\cX{\mathcal X}§</meta:user-defined>
  </office:meta>
</office:document-meta>
</file>